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0161in"/>
    </style:style>
    <style:style style:name="co2" style:family="table-column">
      <style:table-column-properties fo:break-before="auto" style:column-width="1.7929in"/>
    </style:style>
    <style:style style:name="co3" style:family="table-column">
      <style:table-column-properties fo:break-before="auto" style:column-width="0.9201in"/>
    </style:style>
    <style:style style:name="co4" style:family="table-column">
      <style:table-column-properties fo:break-before="auto" style:column-width="0.9091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Open.Text.CSV.Test.TextReader_5f_F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#dee6e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ackground-color="#dee6ef" style:rotation-align="none"/>
    </style:style>
    <style:style style:name="ce2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ext-properties fo:color="#127622"/>
    </style:style>
    <style:style style:name="ce39" style:family="table-cell" style:parent-style-name="Default">
      <style:text-properties fo:color="#c9211e"/>
    </style:style>
    <style:style style:name="ce40" style:family="table-cell" style:parent-style-name="Default">
      <style:table-cell-properties fo:background-color="#dee6ef"/>
    </style:style>
    <style:style style:name="ce41" style:family="table-cell" style:parent-style-name="Default">
      <style:table-cell-properties fo:background-color="#dee6ef"/>
      <style:text-properties fo:color="#127622"/>
    </style:style>
    <style:style style:name="ce42" style:family="table-cell" style:parent-style-name="Default">
      <style:table-cell-properties fo:background-color="#dee6ef"/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pen.Text.CSV.Test.TextReader_F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6"/>
        <table:table-column table:style-name="co6" table:number-columns-repeated="1018" table:default-cell-style-name="Default"/>
        <table:table-row table:style-name="ro1">
          <table:table-cell table:style-name="ce18" office:value-type="string" calcext:value-type="string">
            <text:p>TextReader</text:p>
          </table:table-cell>
          <table:table-cell table:style-name="ce18" office:value-type="string" calcext:value-type="string">
            <text:p>Method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BufferSize</text:p>
          </table:table-cell>
          <table:table-cell table:style-name="ce18" office:value-type="string" calcext:value-type="string">
            <text:p>UseAsync</text:p>
          </table:table-cell>
          <table:table-cell table:style-name="ce23" office:value-type="string" calcext:value-type="string">
            <text:p>Median (ms)</text:p>
          </table:table-cell>
          <table:table-cell table:style-name="ce1" table:number-columns-repeated="1017"/>
          <table:table-cell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</text:p>
          </table:table-cell>
          <table:table-cell table:style-name="ce2" office:value-type="string" calcext:value-type="string">
            <text:p>Buffer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24" office:value-type="float" office:value="194.14" calcext:value-type="float">
            <text:p>194.14</text:p>
          </table:table-cell>
          <table:table-cell table:style-name="ce38" office:value-type="string" calcext:value-type="string">
            <text:p>★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Async</text:p>
          </table:table-cell>
          <table:table-cell table:style-name="ce2" office:value-type="string" calcext:value-type="string">
            <text:p>Buffer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24" office:value-type="float" office:value="239.93" calcext:value-type="float">
            <text:p>239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SingleBufferReadAsync</text:p>
          </table:table-cell>
          <table:table-cell table:style-name="ce2" office:value-type="string" calcext:value-type="string">
            <text:p>Buffer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24" office:value-type="float" office:value="273.52" calcext:value-type="float">
            <text:p>273.5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DualBufferReadAsync</text:p>
          </table:table-cell>
          <table:table-cell table:style-name="ce2" office:value-type="string" calcext:value-type="string">
            <text:p>Buffer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24" office:value-type="float" office:value="286.64" calcext:value-type="float">
            <text:p>286.6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Line</text:p>
          </table:table-cell>
          <table:table-cell table:style-name="ce2" office:value-type="string" calcext:value-type="string">
            <text:p>Line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24" office:value-type="float" office:value="251.93" calcext:value-type="float">
            <text:p>251.9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LineAsync</text:p>
          </table:table-cell>
          <table:table-cell table:style-name="ce2" office:value-type="string" calcext:value-type="string">
            <text:p>Line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24" office:value-type="float" office:value="507.49" calcext:value-type="float">
            <text:p>507.4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PreemptiveReadLineAsync</text:p>
          </table:table-cell>
          <table:table-cell table:style-name="ce2" office:value-type="string" calcext:value-type="string">
            <text:p>Line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24" office:value-type="float" office:value="534.99" calcext:value-type="float">
            <text:p>534.99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2" office:value-type="string" calcext:value-type="string">
            <text:p>Read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25" office:value-type="float" office:value="449.98" calcext:value-type="float">
            <text:p>449.98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2" office:value-type="string" calcext:value-type="string">
            <text:p>ReadAsync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25" office:value-type="float" office:value="728.54" calcext:value-type="float">
            <text:p>728.5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2" office:value-type="string" calcext:value-type="string">
            <text:p>SingleBufferReadAsync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25" office:value-type="float" office:value="791.35" calcext:value-type="float">
            <text:p>791.35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2" office:value-type="string" calcext:value-type="string">
            <text:p>DualBufferReadAsync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25" office:value-type="float" office:value="759.1" calcext:value-type="float">
            <text:p>759.1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2" office:value-type="string" calcext:value-type="string">
            <text:p>ReadLine</text:p>
          </table:table-cell>
          <table:table-cell table:style-name="ce22" office:value-type="string" calcext:value-type="string">
            <text:p>Line</text:p>
          </table:table-cell>
          <table:table-cell table:style-name="ce22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25" office:value-type="float" office:value="552.02" calcext:value-type="float">
            <text:p>552.02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2" office:value-type="string" calcext:value-type="string">
            <text:p>ReadLineAsync</text:p>
          </table:table-cell>
          <table:table-cell table:style-name="ce22" office:value-type="string" calcext:value-type="string">
            <text:p>Line</text:p>
          </table:table-cell>
          <table:table-cell table:style-name="ce22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25" office:value-type="float" office:value="1061.77" calcext:value-type="float">
            <text:p>1061.77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2" office:value-type="string" calcext:value-type="string">
            <text:p>PreemptiveReadLineAsync</text:p>
          </table:table-cell>
          <table:table-cell table:style-name="ce22" office:value-type="string" calcext:value-type="string">
            <text:p>Line</text:p>
          </table:table-cell>
          <table:table-cell table:style-name="ce22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25" office:value-type="float" office:value="1139.77" calcext:value-type="float">
            <text:p>1139.77</text:p>
          </table:table-cell>
          <table:table-cell table:style-name="ce39" office:value-type="string" calcext:value-type="string">
            <text:p>⮿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Buffer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26" office:value-type="float" office:value="125.26" calcext:value-type="float">
            <text:p>125.26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Async</text:p>
          </table:table-cell>
          <table:table-cell office:value-type="string" calcext:value-type="string">
            <text:p>Buffer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26" office:value-type="float" office:value="104.88" calcext:value-type="float">
            <text:p>104.88</text:p>
          </table:table-cell>
          <table:table-cell table:style-name="ce41" office:value-type="string" calcext:value-type="string">
            <text:p>★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SingleBufferReadAsync</text:p>
          </table:table-cell>
          <table:table-cell office:value-type="string" calcext:value-type="string">
            <text:p>Buffer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26" office:value-type="float" office:value="112" calcext:value-type="float">
            <text:p>112.00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DualBufferReadAsync</text:p>
          </table:table-cell>
          <table:table-cell office:value-type="string" calcext:value-type="string">
            <text:p>Buffer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26" office:value-type="float" office:value="117.72" calcext:value-type="float">
            <text:p>117.72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Line</text:p>
          </table:table-cell>
          <table:table-cell office:value-type="string" calcext:value-type="string">
            <text:p>Line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26" office:value-type="float" office:value="169.13" calcext:value-type="float">
            <text:p>169.13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LineAsync</text:p>
          </table:table-cell>
          <table:table-cell office:value-type="string" calcext:value-type="string">
            <text:p>Line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26" office:value-type="float" office:value="474.56" calcext:value-type="float">
            <text:p>474.56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PreemptiveReadLineAsync</text:p>
          </table:table-cell>
          <table:table-cell office:value-type="string" calcext:value-type="string">
            <text:p>Line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26" office:value-type="float" office:value="875.04" calcext:value-type="float">
            <text:p>875.04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2" office:value-type="string" calcext:value-type="string">
            <text:p>Read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27" office:value-type="float" office:value="138.46" calcext:value-type="float">
            <text:p>138.46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2" office:value-type="string" calcext:value-type="string">
            <text:p>ReadAsync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27" office:value-type="float" office:value="255.22" calcext:value-type="float">
            <text:p>255.22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2" office:value-type="string" calcext:value-type="string">
            <text:p>SingleBufferReadAsync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27" office:value-type="float" office:value="375.63" calcext:value-type="float">
            <text:p>375.63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2" office:value-type="string" calcext:value-type="string">
            <text:p>DualBufferReadAsync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27" office:value-type="float" office:value="277.88" calcext:value-type="float">
            <text:p>277.88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2" office:value-type="string" calcext:value-type="string">
            <text:p>ReadLine</text:p>
          </table:table-cell>
          <table:table-cell table:style-name="ce22" office:value-type="string" calcext:value-type="string">
            <text:p>Line</text:p>
          </table:table-cell>
          <table:table-cell table:style-name="ce22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27" office:value-type="float" office:value="457.22" calcext:value-type="float">
            <text:p>457.22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2" office:value-type="string" calcext:value-type="string">
            <text:p>ReadLineAsync</text:p>
          </table:table-cell>
          <table:table-cell table:style-name="ce22" office:value-type="string" calcext:value-type="string">
            <text:p>Line</text:p>
          </table:table-cell>
          <table:table-cell table:style-name="ce22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27" office:value-type="float" office:value="1009.47" calcext:value-type="float">
            <text:p>1009.47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2" office:value-type="string" calcext:value-type="string">
            <text:p>PreemptiveReadLineAsync</text:p>
          </table:table-cell>
          <table:table-cell table:style-name="ce22" office:value-type="string" calcext:value-type="string">
            <text:p>Line</text:p>
          </table:table-cell>
          <table:table-cell table:style-name="ce22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27" office:value-type="float" office:value="1079.91" calcext:value-type="float">
            <text:p>1079.91</text:p>
          </table:table-cell>
          <table:table-cell table:style-name="ce42" office:value-type="string" calcext:value-type="string">
            <text:p>⮿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Buffer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28" office:value-type="float" office:value="76.84" calcext:value-type="float">
            <text:p>76.8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Async</text:p>
          </table:table-cell>
          <table:table-cell office:value-type="string" calcext:value-type="string">
            <text:p>Buffer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28" office:value-type="float" office:value="172.67" calcext:value-type="float">
            <text:p>172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SingleBufferReadAsync</text:p>
          </table:table-cell>
          <table:table-cell office:value-type="string" calcext:value-type="string">
            <text:p>Buffer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28" office:value-type="float" office:value="187.89" calcext:value-type="float">
            <text:p>187.8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DualBufferReadAsync</text:p>
          </table:table-cell>
          <table:table-cell office:value-type="string" calcext:value-type="string">
            <text:p>Buffer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28" office:value-type="float" office:value="183.09" calcext:value-type="float">
            <text:p>183.0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Line</text:p>
          </table:table-cell>
          <table:table-cell office:value-type="string" calcext:value-type="string">
            <text:p>Line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28" office:value-type="float" office:value="256.06" calcext:value-type="float">
            <text:p>256.0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ReadLineAsync</text:p>
          </table:table-cell>
          <table:table-cell office:value-type="string" calcext:value-type="string">
            <text:p>Line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28" office:value-type="float" office:value="527.5" calcext:value-type="float">
            <text:p>527.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eamReader</text:p>
          </table:table-cell>
          <table:table-cell office:value-type="string" calcext:value-type="string">
            <text:p>PreemptiveReadLineAsync</text:p>
          </table:table-cell>
          <table:table-cell office:value-type="string" calcext:value-type="string">
            <text:p>Line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28" office:value-type="float" office:value="602.52" calcext:value-type="float">
            <text:p>602.52</text:p>
          </table:table-cell>
          <table:table-cell table:style-name="ce39" office:value-type="string" calcext:value-type="string">
            <text:p>⮿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2" office:value-type="string" calcext:value-type="string">
            <text:p>Read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29" office:value-type="float" office:value="54.15" calcext:value-type="float">
            <text:p>54.15</text:p>
          </table:table-cell>
          <table:table-cell table:style-name="ce38" office:value-type="string" calcext:value-type="string">
            <text:p>★★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2" office:value-type="string" calcext:value-type="string">
            <text:p>ReadAsync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29" office:value-type="float" office:value="199.75" calcext:value-type="float">
            <text:p>199.75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2" office:value-type="string" calcext:value-type="string">
            <text:p>SingleBufferReadAsync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29" office:value-type="float" office:value="218.87" calcext:value-type="float">
            <text:p>218.87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2" office:value-type="string" calcext:value-type="string">
            <text:p>DualBufferReadAsync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29" office:value-type="float" office:value="193.62" calcext:value-type="float">
            <text:p>193.62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2" office:value-type="string" calcext:value-type="string">
            <text:p>ReadLine</text:p>
          </table:table-cell>
          <table:table-cell table:style-name="ce22" office:value-type="string" calcext:value-type="string">
            <text:p>Line</text:p>
          </table:table-cell>
          <table:table-cell table:style-name="ce22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29" office:value-type="float" office:value="198.9" calcext:value-type="float">
            <text:p>198.9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2" office:value-type="string" calcext:value-type="string">
            <text:p>ReadLineAsync</text:p>
          </table:table-cell>
          <table:table-cell table:style-name="ce22" office:value-type="string" calcext:value-type="string">
            <text:p>Line</text:p>
          </table:table-cell>
          <table:table-cell table:style-name="ce22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29" office:value-type="float" office:value="226.34" calcext:value-type="float">
            <text:p>226.3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eamReader</text:p>
          </table:table-cell>
          <table:table-cell table:style-name="ce22" office:value-type="string" calcext:value-type="string">
            <text:p>PreemptiveReadLineAsync</text:p>
          </table:table-cell>
          <table:table-cell table:style-name="ce22" office:value-type="string" calcext:value-type="string">
            <text:p>Line</text:p>
          </table:table-cell>
          <table:table-cell table:style-name="ce22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29" office:value-type="float" office:value="538.1" calcext:value-type="float">
            <text:p>538.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ingReade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Buffer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30" office:value-type="float" office:value="20.24" calcext:value-type="float">
            <text:p>20.24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" office:value-type="string" calcext:value-type="string">
            <text:p>StringReader</text:p>
          </table:table-cell>
          <table:table-cell office:value-type="string" calcext:value-type="string">
            <text:p>ReadAsync</text:p>
          </table:table-cell>
          <table:table-cell office:value-type="string" calcext:value-type="string">
            <text:p>Buffer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30" office:value-type="float" office:value="23.43" calcext:value-type="float">
            <text:p>23.43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" office:value-type="string" calcext:value-type="string">
            <text:p>StringReader</text:p>
          </table:table-cell>
          <table:table-cell office:value-type="string" calcext:value-type="string">
            <text:p>SingleBufferReadAsync</text:p>
          </table:table-cell>
          <table:table-cell office:value-type="string" calcext:value-type="string">
            <text:p>Buffer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30" office:value-type="float" office:value="31.84" calcext:value-type="float">
            <text:p>31.84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" office:value-type="string" calcext:value-type="string">
            <text:p>StringReader</text:p>
          </table:table-cell>
          <table:table-cell office:value-type="string" calcext:value-type="string">
            <text:p>DualBufferReadAsync</text:p>
          </table:table-cell>
          <table:table-cell office:value-type="string" calcext:value-type="string">
            <text:p>Buffer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30" office:value-type="float" office:value="32.85" calcext:value-type="float">
            <text:p>32.85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" office:value-type="string" calcext:value-type="string">
            <text:p>StringReader</text:p>
          </table:table-cell>
          <table:table-cell office:value-type="string" calcext:value-type="string">
            <text:p>ReadLine</text:p>
          </table:table-cell>
          <table:table-cell office:value-type="string" calcext:value-type="string">
            <text:p>Line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30" office:value-type="float" office:value="80.63" calcext:value-type="float">
            <text:p>80.63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" office:value-type="string" calcext:value-type="string">
            <text:p>StringReader</text:p>
          </table:table-cell>
          <table:table-cell office:value-type="string" calcext:value-type="string">
            <text:p>ReadLineAsync</text:p>
          </table:table-cell>
          <table:table-cell office:value-type="string" calcext:value-type="string">
            <text:p>Line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30" office:value-type="float" office:value="92.98" calcext:value-type="float">
            <text:p>92.98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" office:value-type="string" calcext:value-type="string">
            <text:p>StringReader</text:p>
          </table:table-cell>
          <table:table-cell office:value-type="string" calcext:value-type="string">
            <text:p>PreemptiveReadLineAsync</text:p>
          </table:table-cell>
          <table:table-cell office:value-type="string" calcext:value-type="string">
            <text:p>Line</text:p>
          </table:table-cell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False</text:p>
          </table:table-cell>
          <table:table-cell table:style-name="ce30" office:value-type="float" office:value="241.99" calcext:value-type="float">
            <text:p>241.99</text:p>
          </table:table-cell>
          <table:table-cell table:style-name="ce42" office:value-type="string" calcext:value-type="string">
            <text:p>⮿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2" office:value-type="string" calcext:value-type="string">
            <text:p>Read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31" office:value-type="float" office:value="18.47" calcext:value-type="float">
            <text:p>18.47</text:p>
          </table:table-cell>
          <table:table-cell table:style-name="ce41" office:value-type="string" calcext:value-type="string">
            <text:p>★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2" office:value-type="string" calcext:value-type="string">
            <text:p>ReadAsync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31" office:value-type="float" office:value="24.08" calcext:value-type="float">
            <text:p>24.08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2" office:value-type="string" calcext:value-type="string">
            <text:p>SingleBufferReadAsync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31" office:value-type="float" office:value="32.2" calcext:value-type="float">
            <text:p>32.20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2" office:value-type="string" calcext:value-type="string">
            <text:p>DualBufferReadAsync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31" office:value-type="float" office:value="32.86" calcext:value-type="float">
            <text:p>32.86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2" office:value-type="string" calcext:value-type="string">
            <text:p>ReadLine</text:p>
          </table:table-cell>
          <table:table-cell table:style-name="ce22" office:value-type="string" calcext:value-type="string">
            <text:p>Line</text:p>
          </table:table-cell>
          <table:table-cell table:style-name="ce22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31" office:value-type="float" office:value="79.96" calcext:value-type="float">
            <text:p>79.96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2" office:value-type="string" calcext:value-type="string">
            <text:p>ReadLineAsync</text:p>
          </table:table-cell>
          <table:table-cell table:style-name="ce22" office:value-type="string" calcext:value-type="string">
            <text:p>Line</text:p>
          </table:table-cell>
          <table:table-cell table:style-name="ce22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31" office:value-type="float" office:value="105.49" calcext:value-type="float">
            <text:p>105.49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2" office:value-type="string" calcext:value-type="string">
            <text:p>PreemptiveReadLineAsync</text:p>
          </table:table-cell>
          <table:table-cell table:style-name="ce22" office:value-type="string" calcext:value-type="string">
            <text:p>Line</text:p>
          </table:table-cell>
          <table:table-cell table:style-name="ce22" office:value-type="float" office:value="1024" calcext:value-type="float">
            <text:p>1024</text:p>
          </table:table-cell>
          <table:table-cell table:style-name="ce20" office:value-type="string" calcext:value-type="string">
            <text:p>True</text:p>
          </table:table-cell>
          <table:table-cell table:style-name="ce31" office:value-type="float" office:value="139.9" calcext:value-type="float">
            <text:p>139.90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" office:value-type="string" calcext:value-type="string">
            <text:p>StringReade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Buffer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32" office:value-type="float" office:value="16.46" calcext:value-type="float">
            <text:p>16.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ingReader</text:p>
          </table:table-cell>
          <table:table-cell office:value-type="string" calcext:value-type="string">
            <text:p>ReadAsync</text:p>
          </table:table-cell>
          <table:table-cell office:value-type="string" calcext:value-type="string">
            <text:p>Buffer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32" office:value-type="float" office:value="17.53" calcext:value-type="float">
            <text:p>17.5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ingReader</text:p>
          </table:table-cell>
          <table:table-cell office:value-type="string" calcext:value-type="string">
            <text:p>SingleBufferReadAsync</text:p>
          </table:table-cell>
          <table:table-cell office:value-type="string" calcext:value-type="string">
            <text:p>Buffer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32" office:value-type="float" office:value="20.14" calcext:value-type="float">
            <text:p>20.1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ingReader</text:p>
          </table:table-cell>
          <table:table-cell office:value-type="string" calcext:value-type="string">
            <text:p>DualBufferReadAsync</text:p>
          </table:table-cell>
          <table:table-cell office:value-type="string" calcext:value-type="string">
            <text:p>Buffer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32" office:value-type="float" office:value="20.54" calcext:value-type="float">
            <text:p>20.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ingReader</text:p>
          </table:table-cell>
          <table:table-cell office:value-type="string" calcext:value-type="string">
            <text:p>ReadLine</text:p>
          </table:table-cell>
          <table:table-cell office:value-type="string" calcext:value-type="string">
            <text:p>Line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32" office:value-type="float" office:value="151.67" calcext:value-type="float">
            <text:p>151.6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ingReader</text:p>
          </table:table-cell>
          <table:table-cell office:value-type="string" calcext:value-type="string">
            <text:p>ReadLineAsync</text:p>
          </table:table-cell>
          <table:table-cell office:value-type="string" calcext:value-type="string">
            <text:p>Line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32" office:value-type="float" office:value="148.01" calcext:value-type="float">
            <text:p>148.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ingReader</text:p>
          </table:table-cell>
          <table:table-cell office:value-type="string" calcext:value-type="string">
            <text:p>PreemptiveReadLineAsync</text:p>
          </table:table-cell>
          <table:table-cell office:value-type="string" calcext:value-type="string">
            <text:p>Line</text:p>
          </table:table-cell>
          <table:table-cell office:value-type="float" office:value="4096" calcext:value-type="float">
            <text:p>4096</text:p>
          </table:table-cell>
          <table:table-cell table:style-name="ce2" office:value-type="string" calcext:value-type="string">
            <text:p>False</text:p>
          </table:table-cell>
          <table:table-cell table:style-name="ce32" office:value-type="float" office:value="128.4" calcext:value-type="float">
            <text:p>128.4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2" office:value-type="string" calcext:value-type="string">
            <text:p>Read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33" office:value-type="float" office:value="16.17" calcext:value-type="float">
            <text:p>16.17</text:p>
          </table:table-cell>
          <table:table-cell table:style-name="ce38" office:value-type="string" calcext:value-type="string">
            <text:p>★★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2" office:value-type="string" calcext:value-type="string">
            <text:p>ReadAsync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33" office:value-type="float" office:value="17.6" calcext:value-type="float">
            <text:p>17.6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2" office:value-type="string" calcext:value-type="string">
            <text:p>SingleBufferReadAsync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33" office:value-type="float" office:value="17.8" calcext:value-type="float">
            <text:p>17.80</text:p>
          </table:table-cell>
          <table:table-cell table:style-name="ce39" office:value-type="string" calcext:value-type="string">
            <text:p>⮿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2" office:value-type="string" calcext:value-type="string">
            <text:p>DualBufferReadAsync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33" office:value-type="float" office:value="21.08" calcext:value-type="float">
            <text:p>21.08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2" office:value-type="string" calcext:value-type="string">
            <text:p>ReadLine</text:p>
          </table:table-cell>
          <table:table-cell table:style-name="ce22" office:value-type="string" calcext:value-type="string">
            <text:p>Line</text:p>
          </table:table-cell>
          <table:table-cell table:style-name="ce22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33" office:value-type="float" office:value="175.72" calcext:value-type="float">
            <text:p>175.72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2" office:value-type="string" calcext:value-type="string">
            <text:p>ReadLineAsync</text:p>
          </table:table-cell>
          <table:table-cell table:style-name="ce22" office:value-type="string" calcext:value-type="string">
            <text:p>Line</text:p>
          </table:table-cell>
          <table:table-cell table:style-name="ce22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33" office:value-type="float" office:value="142.21" calcext:value-type="float">
            <text:p>142.21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2" office:value-type="string" calcext:value-type="string">
            <text:p>PreemptiveReadLineAsync</text:p>
          </table:table-cell>
          <table:table-cell table:style-name="ce22" office:value-type="string" calcext:value-type="string">
            <text:p>Line</text:p>
          </table:table-cell>
          <table:table-cell table:style-name="ce22" office:value-type="float" office:value="4096" calcext:value-type="float">
            <text:p>4096</text:p>
          </table:table-cell>
          <table:table-cell table:style-name="ce20" office:value-type="string" calcext:value-type="string">
            <text:p>True</text:p>
          </table:table-cell>
          <table:table-cell table:style-name="ce33" office:value-type="float" office:value="134.08" calcext:value-type="float">
            <text:p>134.0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ingReade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Buffer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34" office:value-type="float" office:value="17.43" calcext:value-type="float">
            <text:p>17.43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" office:value-type="string" calcext:value-type="string">
            <text:p>StringReader</text:p>
          </table:table-cell>
          <table:table-cell office:value-type="string" calcext:value-type="string">
            <text:p>ReadAsync</text:p>
          </table:table-cell>
          <table:table-cell office:value-type="string" calcext:value-type="string">
            <text:p>Buffer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34" office:value-type="float" office:value="17.72" calcext:value-type="float">
            <text:p>17.72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" office:value-type="string" calcext:value-type="string">
            <text:p>StringReader</text:p>
          </table:table-cell>
          <table:table-cell office:value-type="string" calcext:value-type="string">
            <text:p>SingleBufferReadAsync</text:p>
          </table:table-cell>
          <table:table-cell office:value-type="string" calcext:value-type="string">
            <text:p>Buffer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34" office:value-type="float" office:value="17.87" calcext:value-type="float">
            <text:p>17.87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" office:value-type="string" calcext:value-type="string">
            <text:p>StringReader</text:p>
          </table:table-cell>
          <table:table-cell office:value-type="string" calcext:value-type="string">
            <text:p>DualBufferReadAsync</text:p>
          </table:table-cell>
          <table:table-cell office:value-type="string" calcext:value-type="string">
            <text:p>Buffer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34" office:value-type="float" office:value="18.77" calcext:value-type="float">
            <text:p>18.77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" office:value-type="string" calcext:value-type="string">
            <text:p>StringReader</text:p>
          </table:table-cell>
          <table:table-cell office:value-type="string" calcext:value-type="string">
            <text:p>ReadLine</text:p>
          </table:table-cell>
          <table:table-cell office:value-type="string" calcext:value-type="string">
            <text:p>Line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34" office:value-type="float" office:value="173.36" calcext:value-type="float">
            <text:p>173.36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" office:value-type="string" calcext:value-type="string">
            <text:p>StringReader</text:p>
          </table:table-cell>
          <table:table-cell office:value-type="string" calcext:value-type="string">
            <text:p>ReadLineAsync</text:p>
          </table:table-cell>
          <table:table-cell office:value-type="string" calcext:value-type="string">
            <text:p>Line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34" office:value-type="float" office:value="219.12" calcext:value-type="float">
            <text:p>219.12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" office:value-type="string" calcext:value-type="string">
            <text:p>StringReader</text:p>
          </table:table-cell>
          <table:table-cell office:value-type="string" calcext:value-type="string">
            <text:p>PreemptiveReadLineAsync</text:p>
          </table:table-cell>
          <table:table-cell office:value-type="string" calcext:value-type="string">
            <text:p>Line</text:p>
          </table:table-cell>
          <table:table-cell office:value-type="float" office:value="16384" calcext:value-type="float">
            <text:p>16384</text:p>
          </table:table-cell>
          <table:table-cell table:style-name="ce2" office:value-type="string" calcext:value-type="string">
            <text:p>False</text:p>
          </table:table-cell>
          <table:table-cell table:style-name="ce34" office:value-type="float" office:value="147.09" calcext:value-type="float">
            <text:p>147.09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2" office:value-type="string" calcext:value-type="string">
            <text:p>Read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35" office:value-type="float" office:value="18.45" calcext:value-type="float">
            <text:p>18.45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2" office:value-type="string" calcext:value-type="string">
            <text:p>ReadAsync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35" office:value-type="float" office:value="17.06" calcext:value-type="float">
            <text:p>17.06</text:p>
          </table:table-cell>
          <table:table-cell table:style-name="ce41" office:value-type="string" calcext:value-type="string">
            <text:p>★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2" office:value-type="string" calcext:value-type="string">
            <text:p>SingleBufferReadAsync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35" office:value-type="float" office:value="19.01" calcext:value-type="float">
            <text:p>19.01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2" office:value-type="string" calcext:value-type="string">
            <text:p>DualBufferReadAsync</text:p>
          </table:table-cell>
          <table:table-cell table:style-name="ce22" office:value-type="string" calcext:value-type="string">
            <text:p>Buffer</text:p>
          </table:table-cell>
          <table:table-cell table:style-name="ce22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35" office:value-type="float" office:value="19.08" calcext:value-type="float">
            <text:p>19.08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2" office:value-type="string" calcext:value-type="string">
            <text:p>ReadLine</text:p>
          </table:table-cell>
          <table:table-cell table:style-name="ce22" office:value-type="string" calcext:value-type="string">
            <text:p>Line</text:p>
          </table:table-cell>
          <table:table-cell table:style-name="ce22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35" office:value-type="float" office:value="180.05" calcext:value-type="float">
            <text:p>180.05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2" office:value-type="string" calcext:value-type="string">
            <text:p>ReadLineAsync</text:p>
          </table:table-cell>
          <table:table-cell table:style-name="ce22" office:value-type="string" calcext:value-type="string">
            <text:p>Line</text:p>
          </table:table-cell>
          <table:table-cell table:style-name="ce22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35" office:value-type="float" office:value="201.98" calcext:value-type="float">
            <text:p>201.98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20" office:value-type="string" calcext:value-type="string">
            <text:p>StringReader</text:p>
          </table:table-cell>
          <table:table-cell table:style-name="ce22" office:value-type="string" calcext:value-type="string">
            <text:p>PreemptiveReadLineAsync</text:p>
          </table:table-cell>
          <table:table-cell table:style-name="ce22" office:value-type="string" calcext:value-type="string">
            <text:p>Line</text:p>
          </table:table-cell>
          <table:table-cell table:style-name="ce22" office:value-type="float" office:value="16384" calcext:value-type="float">
            <text:p>16384</text:p>
          </table:table-cell>
          <table:table-cell table:style-name="ce20" office:value-type="string" calcext:value-type="string">
            <text:p>True</text:p>
          </table:table-cell>
          <table:table-cell table:style-name="ce35" office:value-type="float" office:value="301.87" calcext:value-type="float">
            <text:p>301.87</text:p>
          </table:table-cell>
          <table:table-cell table:style-name="ce42" office:value-type="string" calcext:value-type="string">
            <text:p>⮿</text:p>
          </table:table-cell>
          <table:table-cell table:number-columns-repeated="1017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Open.Text.CSV.Test.TextReader_F'.F2:'Open.Text.CSV.Test.TextReader_F'.F8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2"/>
            <calcext:condition calcext:apply-style-name="Bad (No Background)" calcext:value="top-elements(1)" calcext:base-cell-address="'Open.Text.CSV.Test.TextReader_F'.F2"/>
          </calcext:conditional-format>
          <calcext:conditional-format calcext:target-range-address="'Open.Text.CSV.Test.TextReader_F'.F9:'Open.Text.CSV.Test.TextReader_F'.F15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9"/>
            <calcext:condition calcext:apply-style-name="Bad (No Background)" calcext:value="top-elements(1)" calcext:base-cell-address="'Open.Text.CSV.Test.TextReader_F'.F9"/>
          </calcext:conditional-format>
          <calcext:conditional-format calcext:target-range-address="'Open.Text.CSV.Test.TextReader_F'.F16:'Open.Text.CSV.Test.TextReader_F'.F22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16"/>
            <calcext:condition calcext:apply-style-name="Bad (No Background)" calcext:value="top-elements(1)" calcext:base-cell-address="'Open.Text.CSV.Test.TextReader_F'.F16"/>
          </calcext:conditional-format>
          <calcext:conditional-format calcext:target-range-address="'Open.Text.CSV.Test.TextReader_F'.F23:'Open.Text.CSV.Test.TextReader_F'.F29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23"/>
            <calcext:condition calcext:apply-style-name="Bad (No Background)" calcext:value="top-elements(1)" calcext:base-cell-address="'Open.Text.CSV.Test.TextReader_F'.F23"/>
          </calcext:conditional-format>
          <calcext:conditional-format calcext:target-range-address="'Open.Text.CSV.Test.TextReader_F'.F30:'Open.Text.CSV.Test.TextReader_F'.F36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30"/>
            <calcext:condition calcext:apply-style-name="Bad (No Background)" calcext:value="top-elements(1)" calcext:base-cell-address="'Open.Text.CSV.Test.TextReader_F'.F30"/>
          </calcext:conditional-format>
          <calcext:conditional-format calcext:target-range-address="'Open.Text.CSV.Test.TextReader_F'.F37:'Open.Text.CSV.Test.TextReader_F'.F43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37"/>
            <calcext:condition calcext:apply-style-name="Bad (No Background)" calcext:value="top-elements(1)" calcext:base-cell-address="'Open.Text.CSV.Test.TextReader_F'.F37"/>
          </calcext:conditional-format>
          <calcext:conditional-format calcext:target-range-address="'Open.Text.CSV.Test.TextReader_F'.F44:'Open.Text.CSV.Test.TextReader_F'.F50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44"/>
            <calcext:condition calcext:apply-style-name="Bad (No Background)" calcext:value="top-elements(1)" calcext:base-cell-address="'Open.Text.CSV.Test.TextReader_F'.F44"/>
          </calcext:conditional-format>
          <calcext:conditional-format calcext:target-range-address="'Open.Text.CSV.Test.TextReader_F'.F51:'Open.Text.CSV.Test.TextReader_F'.F57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51"/>
            <calcext:condition calcext:apply-style-name="Bad (No Background)" calcext:value="top-elements(1)" calcext:base-cell-address="'Open.Text.CSV.Test.TextReader_F'.F51"/>
          </calcext:conditional-format>
          <calcext:conditional-format calcext:target-range-address="'Open.Text.CSV.Test.TextReader_F'.F58:'Open.Text.CSV.Test.TextReader_F'.F64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58"/>
            <calcext:condition calcext:apply-style-name="Bad (No Background)" calcext:value="top-elements(1)" calcext:base-cell-address="'Open.Text.CSV.Test.TextReader_F'.F58"/>
          </calcext:conditional-format>
          <calcext:conditional-format calcext:target-range-address="'Open.Text.CSV.Test.TextReader_F'.F65:'Open.Text.CSV.Test.TextReader_F'.F71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65"/>
            <calcext:condition calcext:apply-style-name="Bad (No Background)" calcext:value="top-elements(1)" calcext:base-cell-address="'Open.Text.CSV.Test.TextReader_F'.F65"/>
          </calcext:conditional-format>
          <calcext:conditional-format calcext:target-range-address="'Open.Text.CSV.Test.TextReader_F'.F72:'Open.Text.CSV.Test.TextReader_F'.F78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72"/>
            <calcext:condition calcext:apply-style-name="Bad (No Background)" calcext:value="top-elements(1)" calcext:base-cell-address="'Open.Text.CSV.Test.TextReader_F'.F72"/>
          </calcext:conditional-format>
          <calcext:conditional-format calcext:target-range-address="'Open.Text.CSV.Test.TextReader_F'.F79:'Open.Text.CSV.Test.TextReader_F'.F85">
            <calcext:data-bar calcext:max-length="100" calcext:negative-color="#2a6099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  <calcext:condition calcext:apply-style-name="Untitled1" calcext:value="bottom-elements(1)" calcext:base-cell-address="'Open.Text.CSV.Test.TextReader_F'.F79"/>
            <calcext:condition calcext:apply-style-name="Bad (No Background)" calcext:value="top-elements(1)" calcext:base-cell-address="'Open.Text.CSV.Test.TextReader_F'.F79"/>
          </calcext:conditional-format>
        </calcext:conditional-formats>
      </table:table>
      <table:named-expressions/>
      <table:database-ranges>
        <table:database-range table:name="__Anonymous_Sheet_DB__0" table:target-range-address="'Open.Text.CSV.Test.TextReader_F'.A1:'Open.Text.CSV.Test.TextReader_F'.F8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ood_20__28_Bold_29_" style:display-name="Good (Bold)" style:family="table-cell" style:parent-style-name="Default" style:data-style-name="N0">
      <style:table-cell-properties fo:background-color="#ccffcc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Untitled1" style:family="table-cell" style:parent-style-name="Good_20__28_Bold_29_">
      <style:table-cell-properties fo:background-color="transparent"/>
    </style:style>
    <style:style style:name="Bad_20__28_No_20_Background_29_" style:display-name="Bad (No Background)" style:family="table-cell" style:parent-style-name="Bad">
      <style:table-cell-properties fo:background-color="transparen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 style:data-style-name="N2" text:time-value="11:06:46.68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pen.Text.CSV.Test.TextReader_5f_F" style:display-name="PageStyle_Open.Text.CSV.Test.TextReader_F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10-02T11:55:58.290000000</dc:date>
    <meta:editing-cycles>7</meta:editing-cycles>
    <meta:editing-duration>PT39M49S</meta:editing-duration>
    <meta:generator>LibreOffice/7.2.1.2$Windows_X86_64 LibreOffice_project/87b77fad49947c1441b67c559c339af8f3517e22</meta:generator>
    <meta:document-statistic meta:table-count="1" meta:cell-count="522" meta:object-count="0"/>
    <meta:user-defined meta:name="AppVersion">15.0000</meta:user-defined>
  </office:meta>
</office:document-meta>
</file>